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710000022C42BAEC4D7330A8B9.png" manifest:media-type="image/png"/>
  <manifest:file-entry manifest:full-path="Pictures/10000201000002710000022C8FE0DC536B0CFD1F.png" manifest:media-type="image/png"/>
  <manifest:file-entry manifest:full-path="Pictures/100002010000011B000000775C48348E2AAD364E.png" manifest:media-type="image/png"/>
  <manifest:file-entry manifest:full-path="Pictures/100002010000014D0000007BDCB03AEFD4CB4A30.png" manifest:media-type="image/png"/>
  <manifest:file-entry manifest:full-path="Pictures/1000020100000210000001E40B8DBBDD70573F3C.png" manifest:media-type="image/png"/>
  <manifest:file-entry manifest:full-path="Pictures/10000201000003D6000002B7F554D22CFC920B12.png" manifest:media-type="image/png"/>
  <manifest:file-entry manifest:full-path="Pictures/10000201000003D10000015E609D96F8F33FBC61.png" manifest:media-type="image/png"/>
  <manifest:file-entry manifest:full-path="Pictures/10000201000001B8000001F93CFD4C5C15917A7A.png" manifest:media-type="image/png"/>
  <manifest:file-entry manifest:full-path="Pictures/10000201000002AF0000022256BB574E5E284C83.png" manifest:media-type="image/png"/>
  <manifest:file-entry manifest:full-path="Pictures/10000201000003D800000173A950389D3D683C2C.png" manifest:media-type="image/png"/>
  <manifest:file-entry manifest:full-path="Pictures/100002010000017B0000008EC9161B6A5286D28F.png" manifest:media-type="image/png"/>
  <manifest:file-entry manifest:full-path="Pictures/10000201000003D8000001734BD5472ECB32A86B.png" manifest:media-type="image/png"/>
  <manifest:file-entry manifest:full-path="Pictures/10000201000000F800000246021ECDF2CD7DDB3C.png" manifest:media-type="image/png"/>
  <manifest:file-entry manifest:full-path="Pictures/100002010000017B0000008E0231AD65621B1E56.png" manifest:media-type="image/png"/>
  <manifest:file-entry manifest:full-path="Pictures/1000020100000135000000741E6DDD6E3CA2DA64.png" manifest:media-type="image/png"/>
  <manifest:file-entry manifest:full-path="Pictures/10000201000001200000007B2B8A546A7B722401.png" manifest:media-type="image/png"/>
  <manifest:file-entry manifest:full-path="Pictures/10000201000002710000022C4491883C70F18C08.png" manifest:media-type="image/png"/>
  <manifest:file-entry manifest:full-path="Pictures/10000201000001C4000001C846D6B6E2D3659E04.png" manifest:media-type="image/png"/>
  <manifest:file-entry manifest:full-path="Pictures/10000201000003D8000002B8D4D2CE2B8E35BBE7.png" manifest:media-type="image/png"/>
  <manifest:file-entry manifest:full-path="Pictures/100002010000017B0000008EBB40F8D37CDD6D94.png" manifest:media-type="image/png"/>
  <manifest:file-entry manifest:full-path="Pictures/1000020100000210000001E4896264E45CE44BE0.png" manifest:media-type="image/png"/>
  <manifest:file-entry manifest:full-path="Pictures/100002010000014D0000008D52A201C9AB2EF840.png" manifest:media-type="image/png"/>
  <manifest:file-entry manifest:full-path="Pictures/100002010000030D000001BF1688EB13FF7FFE46.png" manifest:media-type="image/png"/>
  <manifest:file-entry manifest:full-path="Pictures/1000020100000161000000B127DF4D0515759B96.png" manifest:media-type="image/png"/>
  <manifest:file-entry manifest:full-path="Pictures/100002010000030D000001BFE2347FD5F0650F07.png" manifest:media-type="image/png"/>
  <manifest:file-entry manifest:full-path="Pictures/100002010000038D000001FA6AC8FBBC63930D7C.png" manifest:media-type="image/png"/>
  <manifest:file-entry manifest:full-path="Pictures/10000201000001010000007796EEF248938224DD.png" manifest:media-type="image/png"/>
  <manifest:file-entry manifest:full-path="Pictures/10000201000000EF0000007781AF809FC6E5814B.png" manifest:media-type="image/png"/>
  <manifest:file-entry manifest:full-path="Pictures/1000020100000134000000776596B725A58F042B.png" manifest:media-type="image/png"/>
  <manifest:file-entry manifest:full-path="Pictures/10000201000003D8000002B8CC79ACA96BA19FF1.png" manifest:media-type="image/png"/>
  <manifest:file-entry manifest:full-path="Pictures/10000201000003D80000017356040A67A88591A0.png" manifest:media-type="image/png"/>
  <manifest:file-entry manifest:full-path="Pictures/100002010000041B000001F35EF7EDDB46EE80C2.png" manifest:media-type="image/png"/>
  <manifest:file-entry manifest:full-path="Pictures/10000201000003D80000017333396662C9FFD8A3.png" manifest:media-type="image/png"/>
  <manifest:file-entry manifest:full-path="Pictures/10000201000003D800000173D9B1822AF7538CE7.png" manifest:media-type="image/png"/>
  <manifest:file-entry manifest:full-path="Pictures/10000201000000BE00000077CB430B9DC4280F20.png" manifest:media-type="image/png"/>
  <manifest:file-entry manifest:full-path="Pictures/100002010000031F000001E74BBFEEC7A2587DC1.png" manifest:media-type="image/png"/>
  <manifest:file-entry manifest:full-path="Pictures/100002010000017D00000226A5EB269B6E4D9FE1.png" manifest:media-type="image/png"/>
  <manifest:file-entry manifest:full-path="Pictures/10000201000001410000007B8C1967DB9A38C1F6.png" manifest:media-type="image/png"/>
  <manifest:file-entry manifest:full-path="Pictures/10000201000003D800000173B6A92291E34F3237.png" manifest:media-type="image/png"/>
  <manifest:file-entry manifest:full-path="Pictures/10000201000002AF000002227D8BD06E73C12CF8.png" manifest:media-type="image/png"/>
  <manifest:file-entry manifest:full-path="Pictures/100002010000038D000001FA8583C02730557DB7.png" manifest:media-type="image/png"/>
  <manifest:file-entry manifest:full-path="Pictures/10000201000002350000017465F79057301989A8.png" manifest:media-type="image/png"/>
  <manifest:file-entry manifest:full-path="Pictures/10000201000002BD00000235E5F6748A6BB048F1.png" manifest:media-type="image/png"/>
  <manifest:file-entry manifest:full-path="Pictures/1000020100000265000001C6EE84A1278D24FC74.png" manifest:media-type="image/png"/>
  <manifest:file-entry manifest:full-path="Pictures/10000201000002A60000013E14F4650D7D5CEA3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ff0000" draw:marker-start-width="0.355cm" draw:marker-end-width="0.355cm" draw:fill="solid" draw:fill-color="#ffdcdc" fo:min-height="0.475cm" fo:min-width="1.347cm" fo:padding-top="0.025cm" fo:padding-bottom="0.025cm" fo:padding-left="0.025cm" fo:padding-right="0.025cm"/>
    </style:style>
    <style:style style:name="gr2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/>
    </style:style>
    <style:style style:name="gr5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1cm" svg:stroke-color="#ff0000" draw:marker-start-width="0.355cm" draw:marker-end-width="0.355cm" draw:fill="solid" draw:fill-color="#ffdcdc" fo:min-height="0.458cm" fo:min-width="1.347cm" fo:padding-top="0.025cm" fo:padding-bottom="0.025cm" fo:padding-left="0.025cm" fo:padding-right="0.025cm"/>
    </style:style>
    <style:style style:name="gr7" style:family="graphic" style:parent-style-name="standard">
      <style:graphic-properties draw:stroke="none" svg:stroke-width="0.051cm" svg:stroke-color="#ff0000" draw:marker-start-width="0.355cm" draw:marker-end-width="0.355cm" draw:fill="solid" draw:fill-color="#ffdcdc" fo:min-height="0.417cm" fo:min-width="1.347cm" fo:padding-top="0.025cm" fo:padding-bottom="0.025cm" fo:padding-left="0.025cm" fo:padding-right="0.025cm"/>
    </style:style>
    <style:style style:name="gr8" style:family="graphic" style:parent-style-name="objectwithoutfill">
      <style:graphic-properties svg:stroke-width="0.051cm" svg:stroke-color="#ff0000" draw:marker-start-width="0.355cm" draw:marker-end-width="0.355cm" draw:fill="solid" draw:fill-color="#ffdcdc" fo:padding-top="0.025cm" fo:padding-bottom="0.025cm" fo:padding-left="0.025cm" fo:padding-right="0.025cm"/>
    </style:style>
    <style:style style:name="gr9" style:family="graphic" style:parent-style-name="standard">
      <style:graphic-properties draw:stroke="none" svg:stroke-width="0.051cm" svg:stroke-color="#ff0000" draw:marker-start-width="0.355cm" draw:marker-end-width="0.355cm" draw:fill="solid" draw:fill-color="#ffdcdc" fo:min-height="0.458cm" fo:min-width="1.347cm" fo:padding-top="0.025cm" fo:padding-bottom="0.025cm" fo:padding-left="0.025cm" fo:padding-right="0.025cm"/>
    </style:style>
    <style:style style:name="gr10" style:family="graphic" style:parent-style-name="standard">
      <style:graphic-properties svg:stroke-width="0.051cm" svg:stroke-color="#ff0000" draw:marker-start-width="0.355cm" draw:marker-end-width="0.355cm" draw:fill="solid" draw:fill-color="#ffdcdc" fo:min-height="0.476cm" fo:min-width="1.347cm" fo:padding-top="0.025cm" fo:padding-bottom="0.025cm" fo:padding-left="0.025cm" fo:padding-right="0.025cm"/>
    </style:style>
    <style:style style:name="gr11" style:family="graphic" style:parent-style-name="standard">
      <style:graphic-properties svg:stroke-width="0.051cm" svg:stroke-color="#ff0000" draw:marker-start-width="0.355cm" draw:marker-end-width="0.355cm" draw:fill="solid" draw:fill-color="#ffdcdc" fo:min-height="0.448cm" fo:min-width="1.347cm" fo:padding-top="0.025cm" fo:padding-bottom="0.025cm" fo:padding-left="0.025cm" fo:padding-right="0.025cm"/>
    </style:style>
    <style:style style:name="gr12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18.544cm)" draw:image-opacity="100%" style:mirror="none"/>
    </style:style>
    <style:style style:name="gr13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8.814cm)" draw:image-opacity="100%" style:mirror="none"/>
    </style:style>
    <style:style style:name="gr14" style:family="graphic" style:parent-style-name="standard">
      <style:graphic-properties svg:stroke-width="0.051cm" svg:stroke-color="#ff0000" draw:marker-start-width="0.355cm" draw:marker-end-width="0.355cm" draw:fill="solid" draw:fill-color="#ffdcdc" fo:min-height="0.475cm" fo:min-width="1.326cm" fo:padding-top="0.025cm" fo:padding-bottom="0.025cm" fo:padding-left="0.025cm" fo:padding-right="0.025cm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3.552cm, 11.63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3.747cm, 11.573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4.309cm, 12.904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1.824cm, 17.638cm, 0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9.35cm, 0.56cm, 0.607cm, 12.714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10.049cm, 6.512cm, 0.44cm, 13.329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.182cm, 6.424cm, 9.954cm, 3.03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11.183cm, 6.034cm, 1.511cm, 2.958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10.913cm, 3.71cm, 0.562cm, 10.531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2.237cm, 0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6.915cm, 0.164cm, 4.68cm, 0.666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.88cm, 7.369cm, 2.539cm, 0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13.905cm, 8.977cm, 1.106cm, 0.151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13.817cm, 11.442cm, 1.571cm, 0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13.88cm, 11.543cm, 2.415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dcd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97cm" svg:height="0.525cm" svg:x="1.635cm" svg:y="9.255cm">
          <text:p text:style-name="P1"><text:span text:style-name="T1">1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.635cm" svg:y="10.144cm">
          <text:p text:style-name="P1"><text:span text:style-name="T1">1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.635cm" svg:y="11.143cm">
          <text:p text:style-name="P1"><text:span text:style-name="T1">1.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.635cm" svg:y="12.032cm">
          <text:p text:style-name="P1"><text:span text:style-name="T1">1.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.635cm" svg:y="13.048cm">
          <text:p text:style-name="P1"><text:span text:style-name="T1">1.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.635cm" svg:y="14.064cm">
          <text:p text:style-name="P1"><text:span text:style-name="T1">1.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.635cm" svg:y="16.191cm">
          <text:p text:style-name="P1"><text:span text:style-name="T1">1.7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236cm" svg:height="14.635cm" svg:x="3.693cm" svg:y="2.278cm">
          <draw:image xlink:href="Pictures/10000201000000F800000246021ECDF2CD7DDB3C.png" xlink:type="simple" xlink:show="embed" xlink:actuate="onLoad">
            <text:p/>
          </draw:image>
        </draw:frame>
        <draw:custom-shape draw:style-name="gr1" draw:text-style-name="P2" draw:layer="layout" svg:width="1.397cm" svg:height="0.525cm" svg:x="1.635cm" svg:y="15.091cm">
          <text:p text:style-name="P1"><text:span text:style-name="T1">1.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7.242cm" svg:height="3.092cm" svg:x="15.937cm" svg:y="6.731cm">
          <draw:image xlink:href="Pictures/10000201000001200000007B2B8A546A7B722401.png" xlink:type="simple" xlink:show="embed" xlink:actuate="onLoad">
            <text:p/>
          </draw:image>
        </draw:frame>
        <draw:custom-shape draw:style-name="gr1" draw:text-style-name="P2" draw:layer="layout" svg:width="1.397cm" svg:height="0.525cm" svg:x="14.062cm" svg:y="8.938cm">
          <text:p text:style-name="P1"><text:span text:style-name="T1">1.8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draw:layer="layout" svg:width="1.397cm" svg:height="0.525cm" svg:x="1.127cm" svg:y="3.032cm">
          <text:p text:style-name="P1"><text:span text:style-name="T1">2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.127cm" svg:y="4.285cm">
          <text:p text:style-name="P1"><text:span text:style-name="T1">2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.127cm" svg:y="5.428cm">
          <text:p text:style-name="P1"><text:span text:style-name="T1">2.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.127cm" svg:y="5.953cm">
          <text:p text:style-name="P1"><text:span text:style-name="T1">2.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.127cm" svg:y="6.571cm">
          <text:p text:style-name="P1"><text:span text:style-name="T1">2.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.127cm" svg:y="7.35cm">
          <text:p text:style-name="P1"><text:span text:style-name="T1">2.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.127cm" svg:y="7.968cm">
          <text:p text:style-name="P1"><text:span text:style-name="T1">2.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.127cm" svg:y="8.603cm">
          <text:p text:style-name="P1"><text:span text:style-name="T1">2.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.127cm" svg:y="9.128cm">
          <text:p text:style-name="P1"><text:span text:style-name="T1">2.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.127cm" svg:y="9.128cm">
          <text:p text:style-name="P1"><text:span text:style-name="T1">2.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1.366cm" svg:height="11.467cm" svg:x="2.969cm" svg:y="1.725cm">
          <draw:image xlink:href="Pictures/10000201000001C4000001C846D6B6E2D3659E04.png" xlink:type="simple" xlink:show="embed" xlink:actuate="onLoad">
            <text:p/>
          </draw:image>
        </draw:frame>
        <draw:custom-shape draw:style-name="gr1" draw:text-style-name="P2" draw:layer="layout" svg:width="1.397cm" svg:height="0.525cm" svg:x="1.127cm" svg:y="10.017cm">
          <text:p text:style-name="P1"><text:span text:style-name="T1">2.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.127cm" svg:y="11.016cm">
          <text:p text:style-name="P1"><text:span text:style-name="T1">2.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4.335cm" svg:y="4.429cm">
          <text:p text:style-name="P1"><text:span text:style-name="T1">2.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4.208cm" svg:y="12.176cm">
          <text:p text:style-name="P1"><text:span text:style-name="T1">2.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8.072cm" svg:height="3.092cm" svg:x="18.328cm" svg:y="1.381cm">
          <draw:image xlink:href="Pictures/10000201000001410000007B8C1967DB9A38C1F6.png" xlink:type="simple" xlink:show="embed" xlink:actuate="onLoad">
            <text:p/>
          </draw:image>
        </draw:frame>
        <draw:custom-shape draw:style-name="gr1" draw:text-style-name="P2" draw:layer="layout" svg:width="1.397cm" svg:height="0.525cm" svg:x="19.288cm" svg:y="3.286cm">
          <text:p text:style-name="P1"><text:span text:style-name="T1">2.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8.876cm" svg:height="4.45cm" svg:x="18.159cm" svg:y="5.821cm">
          <draw:image xlink:href="Pictures/1000020100000161000000B127DF4D0515759B96.png" xlink:type="simple" xlink:show="embed" xlink:actuate="onLoad">
            <text:p/>
          </draw:image>
        </draw:frame>
        <draw:custom-shape draw:style-name="gr1" draw:text-style-name="P2" draw:layer="layout" svg:width="1.397cm" svg:height="0.525cm" svg:x="18.018cm" svg:y="6.698cm">
          <text:p text:style-name="P1"><text:span text:style-name="T1">2.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8.018cm" svg:y="7.714cm">
          <text:p text:style-name="P1"><text:span text:style-name="T1">2.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8.373cm" svg:height="3.545cm" svg:x="18.018cm" svg:y="11.414cm">
          <draw:image xlink:href="Pictures/100002010000014D0000008D52A201C9AB2EF840.png" xlink:type="simple" xlink:show="embed" xlink:actuate="onLoad">
            <text:p/>
          </draw:image>
        </draw:frame>
        <draw:custom-shape draw:style-name="gr1" draw:text-style-name="P2" draw:layer="layout" svg:width="1.397cm" svg:height="0.525cm" svg:x="18.018cm" svg:y="12.176cm">
          <text:p text:style-name="P1"><text:span text:style-name="T1">2.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7.112cm" svg:height="1.143cm" svg:x="18.145cm" svg:y="15.097cm">
          <draw:text-box>
            <text:p><text:span text:style-name="T2">This </text:span><text:span text:style-name="T2">one </text:span><text:span text:style-name="T2">happen</text:span><text:span text:style-name="T2">s when </text:span><text:span text:style-name="T2">the </text:span><text:span text:style-name="T2">value </text:span><text:span text:style-name="T2">recorde</text:span><text:span text:style-name="T2">d in the </text:span><text:span text:style-name="T2">SGF is </text:span><text:span text:style-name="T2">wrong</text:span></text:p>
          </draw:text-box>
        </draw:frame>
      </draw:page>
      <draw:page draw:name="page3" draw:style-name="dp1" draw:master-page-name="Default">
        <draw:frame draw:style-name="gr3" draw:text-style-name="P3" draw:layer="layout" svg:width="7.77cm" svg:height="2.916cm" svg:x="2.524cm" svg:y="2.529cm">
          <draw:image xlink:href="Pictures/1000020100000135000000741E6DDD6E3CA2DA64.png" xlink:type="simple" xlink:show="embed" xlink:actuate="onLoad">
            <text:p/>
          </draw:image>
        </draw:frame>
        <draw:custom-shape draw:style-name="gr1" draw:text-style-name="P2" draw:layer="layout" svg:width="1.397cm" svg:height="0.525cm" svg:x="1.127cm" svg:y="3.269cm">
          <text:p text:style-name="P1"><text:span text:style-name="T1">3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0.144cm" svg:y="4.556cm">
          <text:p text:style-name="P1"><text:span text:style-name="T1">3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7.745cm" svg:height="2.992cm" svg:x="3.286cm" svg:y="6.39cm">
          <draw:image xlink:href="Pictures/1000020100000134000000776596B725A58F042B.png" xlink:type="simple" xlink:show="embed" xlink:actuate="onLoad">
            <text:p/>
          </draw:image>
        </draw:frame>
        <draw:custom-shape draw:style-name="gr1" draw:text-style-name="P2" draw:layer="layout" svg:width="1.397cm" svg:height="0.525cm" svg:x="3.159cm" svg:y="7.206cm">
          <text:p text:style-name="P1"><text:span text:style-name="T1">3.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4.777cm" svg:height="2.992cm" svg:x="3.286cm" svg:y="10.2cm">
          <draw:image xlink:href="Pictures/10000201000000BE00000077CB430B9DC4280F20.png" xlink:type="simple" xlink:show="embed" xlink:actuate="onLoad">
            <text:p/>
          </draw:image>
        </draw:frame>
        <draw:custom-shape draw:style-name="gr1" draw:text-style-name="P2" draw:layer="layout" svg:width="1.397cm" svg:height="0.525cm" svg:x="3.159cm" svg:y="10.906cm">
          <text:p text:style-name="P1"><text:span text:style-name="T1">3.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11.064cm" svg:height="12.699cm" svg:x="14.976cm" svg:y="2.017cm">
          <draw:image xlink:href="Pictures/10000201000001B8000001F93CFD4C5C15917A7A.png" xlink:type="simple" xlink:show="embed" xlink:actuate="onLoad">
            <text:p/>
          </draw:image>
        </draw:frame>
        <draw:custom-shape draw:style-name="gr1" draw:text-style-name="P2" draw:layer="layout" svg:width="1.397cm" svg:height="0.525cm" svg:x="13.652cm" svg:y="4.322cm">
          <text:p text:style-name="P1"><text:span text:style-name="T1">3.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3.652cm" svg:y="4.822cm">
          <text:p text:style-name="P1"><text:span text:style-name="T1">3.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3.652cm" svg:y="5.322cm">
          <text:p text:style-name="P1"><text:span text:style-name="T1">3.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3.652cm" svg:y="5.822cm">
          <text:p text:style-name="P1"><text:span text:style-name="T1">3.8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frame draw:style-name="gr3" draw:text-style-name="P3" draw:layer="layout" svg:width="9.53cm" svg:height="3.57cm" svg:x="3.921cm" svg:y="7.082cm">
          <draw:image xlink:href="Pictures/100002010000017B0000008EBB40F8D37CDD6D94.png" xlink:type="simple" xlink:show="embed" xlink:actuate="onLoad">
            <text:p/>
          </draw:image>
        </draw:frame>
        <draw:frame draw:style-name="gr3" draw:text-style-name="P3" draw:layer="layout" svg:width="9.53cm" svg:height="3.57cm" svg:x="3.921cm" svg:y="2.129cm">
          <draw:image xlink:href="Pictures/100002010000017B0000008E0231AD65621B1E56.png" xlink:type="simple" xlink:show="embed" xlink:actuate="onLoad">
            <text:p/>
          </draw:image>
        </draw:frame>
        <draw:custom-shape draw:style-name="gr1" draw:text-style-name="P2" draw:layer="layout" svg:width="1.397cm" svg:height="0.525cm" svg:x="6.842cm" svg:y="2.534cm">
          <text:p text:style-name="P1"><text:span text:style-name="T1">4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6.715cm" svg:y="3.159cm">
          <text:p text:style-name="P1"><text:span text:style-name="T1">4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6.334cm" svg:y="3.794cm">
          <text:p text:style-name="P1"><text:span text:style-name="T1">4.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7.223cm" svg:y="4.937cm">
          <text:p text:style-name="P1"><text:span text:style-name="T1">4.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7.731cm" svg:y="8.222cm">
          <text:p text:style-name="P1"><text:span text:style-name="T1">4.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9.53cm" svg:height="3.57cm" svg:x="4.364cm" svg:y="11.493cm">
          <draw:image xlink:href="Pictures/100002010000017B0000008EC9161B6A5286D28F.png" xlink:type="simple" xlink:show="embed" xlink:actuate="onLoad">
            <text:p/>
          </draw:image>
        </draw:frame>
        <draw:custom-shape draw:style-name="gr1" draw:text-style-name="P2" draw:layer="layout" svg:width="1.397cm" svg:height="0.525cm" svg:x="6.927cm" svg:y="13.151cm">
          <text:p text:style-name="P1"><text:span text:style-name="T1">4.6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frame draw:style-name="gr5" draw:text-style-name="P1" draw:layer="layout" svg:width="26.43cm" svg:height="12.548cm" svg:x="1.813cm" svg:y="1.567cm">
          <draw:image xlink:href="Pictures/100002010000041B000001F35EF7EDDB46EE80C2.png" xlink:type="simple" xlink:show="embed" xlink:actuate="onLoad">
            <text:p/>
          </draw:image>
        </draw:frame>
        <draw:custom-shape draw:style-name="gr6" draw:text-style-name="P2" draw:layer="layout" svg:width="1.397cm" svg:height="0.508cm" svg:x="26.758cm" svg:y="2.769cm">
          <text:p text:style-name="P1"><text:span text:style-name="T1">5.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23.573cm" svg:y="2.464cm">
          <text:p text:style-name="P1"><text:span text:style-name="T1">5.4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" draw:text-style-name="P2" draw:layer="layout" svg:width="1.397cm" svg:height="0.467cm" svg:x="16.716cm" svg:y="11.405cm">
            <text:p text:style-name="P1"><text:span text:style-name="T1">5.1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" draw:text-style-name="P2" draw:layer="layout" svg:width="0.714cm" svg:height="0.513cm" draw:transform="skewX (0.00645771823237902) rotate (-1.55404116597575) translate (16.970990732759cm 11.1797379162733cm)" svg:viewBox="0 0 715 514" draw:points="617,514 497,352 715,228 640,89 433,218 418,0 0,511 3,508">
            <text:p/>
          </draw:polygon>
        </draw:g>
        <draw:g>
          <draw:custom-shape draw:style-name="gr7" draw:text-style-name="P2" draw:layer="layout" svg:width="1.397cm" svg:height="0.467cm" svg:x="13.282cm" svg:y="12.026cm">
            <text:p text:style-name="P1"><text:span text:style-name="T1">5.1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" draw:text-style-name="P2" draw:layer="layout" svg:width="0.714cm" svg:height="0.513cm" draw:transform="skewX (0.00645771823237902) rotate (-1.55404116597575) translate (13.536990732759cm 11.8007379162733cm)" svg:viewBox="0 0 715 514" draw:points="617,514 497,352 715,228 640,89 433,218 418,0 0,511 3,508">
            <text:p/>
          </draw:polygon>
        </draw:g>
        <draw:g>
          <draw:custom-shape draw:style-name="gr7" draw:text-style-name="P2" draw:layer="layout" svg:width="1.397cm" svg:height="0.467cm" svg:x="4.458cm" svg:y="11.439cm">
            <text:p text:style-name="P1"><text:span text:style-name="T1">5.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" draw:text-style-name="P2" draw:layer="layout" svg:width="0.714cm" svg:height="0.513cm" draw:transform="skewX (0.00645771823237902) rotate (-1.55404116597575) translate (4.71299073275896cm 11.2137379162733cm)" svg:viewBox="0 0 715 514" draw:points="617,514 497,352 715,228 640,89 433,218 418,0 0,511 3,508">
            <text:p/>
          </draw:polygon>
        </draw:g>
        <draw:g>
          <draw:custom-shape draw:style-name="gr9" draw:text-style-name="P2" draw:layer="layout" svg:width="1.397cm" svg:height="0.508cm" svg:x="2.285cm" svg:y="1.71cm">
            <text:p text:style-name="P1"><text:span text:style-name="T1">5.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" draw:text-style-name="P2" draw:layer="layout" svg:width="0.777cm" svg:height="0.513cm" draw:transform="skewX (-0.00383972435438752) rotate (-1.58615522421245) translate (2.55195849093106cm 1.68517702609334cm)" svg:viewBox="0 0 778 514" draw:points="107,514 238,352 0,228 82,89 307,218 323,0 778,511 775,508">
            <text:p/>
          </draw:polygon>
        </draw:g>
        <draw:g>
          <draw:custom-shape draw:style-name="gr9" draw:text-style-name="P2" draw:layer="layout" svg:width="1.397cm" svg:height="0.508cm" svg:x="4.088cm" svg:y="1.724cm">
            <text:p text:style-name="P1"><text:span text:style-name="T1">5.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" draw:text-style-name="P2" draw:layer="layout" svg:width="0.777cm" svg:height="0.513cm" draw:transform="skewX (-0.00383972435438752) rotate (-1.58615522421245) translate (4.35495849093106cm 1.69917702609334cm)" svg:viewBox="0 0 778 514" draw:points="107,514 238,352 0,228 82,89 307,218 323,0 778,511 775,508">
            <text:p/>
          </draw:polygon>
        </draw:g>
        <draw:g>
          <draw:custom-shape draw:style-name="gr9" draw:text-style-name="P2" draw:layer="layout" svg:width="1.397cm" svg:height="0.508cm" svg:x="5.989cm" svg:y="1.71cm">
            <text:p text:style-name="P1"><text:span text:style-name="T1">5.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" draw:text-style-name="P2" draw:layer="layout" svg:width="0.777cm" svg:height="0.513cm" draw:transform="skewX (-0.00383972435438752) rotate (-1.58615522421245) translate (6.25595849093106cm 1.68517702609334cm)" svg:viewBox="0 0 778 514" draw:points="107,514 238,352 0,228 82,89 307,218 323,0 778,511 775,508">
            <text:p/>
          </draw:polygon>
        </draw:g>
        <draw:g>
          <draw:custom-shape draw:style-name="gr9" draw:text-style-name="P2" draw:layer="layout" svg:width="1.397cm" svg:height="0.508cm" svg:x="8.657cm" svg:y="1.724cm">
            <text:p text:style-name="P1"><text:span text:style-name="T1">5.1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" draw:text-style-name="P2" draw:layer="layout" svg:width="0.777cm" svg:height="0.513cm" draw:transform="skewX (-0.00383972435438752) rotate (-1.58615522421245) translate (8.92395849093106cm 1.69917702609334cm)" svg:viewBox="0 0 778 514" draw:points="107,514 238,352 0,228 82,89 307,218 323,0 778,511 775,508">
            <text:p/>
          </draw:polygon>
        </draw:g>
        <draw:g>
          <draw:custom-shape draw:style-name="gr9" draw:text-style-name="P2" draw:layer="layout" svg:width="1.397cm" svg:height="0.508cm" svg:x="10.46cm" svg:y="1.738cm">
            <text:p text:style-name="P1"><text:span text:style-name="T1">5.1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" draw:text-style-name="P2" draw:layer="layout" svg:width="0.777cm" svg:height="0.513cm" draw:transform="skewX (-0.00383972435438752) rotate (-1.58615522421245) translate (10.7269584909311cm 1.71317702609334cm)" svg:viewBox="0 0 778 514" draw:points="107,514 238,352 0,228 82,89 307,218 323,0 778,511 775,508">
            <text:p/>
          </draw:polygon>
        </draw:g>
        <draw:g>
          <draw:custom-shape draw:style-name="gr9" draw:text-style-name="P2" draw:layer="layout" svg:width="1.397cm" svg:height="0.508cm" svg:x="12.361cm" svg:y="1.724cm">
            <text:p text:style-name="P1"><text:span text:style-name="T1">5.1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" draw:text-style-name="P2" draw:layer="layout" svg:width="0.777cm" svg:height="0.513cm" draw:transform="skewX (-0.00383972435438753) rotate (-1.58615522421245) translate (12.6279584909311cm 1.69917702609334cm)" svg:viewBox="0 0 778 514" draw:points="107,514 238,352 0,228 82,89 307,218 323,0 778,511 775,508">
            <text:p/>
          </draw:polygon>
        </draw:g>
        <draw:custom-shape draw:style-name="gr1" draw:text-style-name="P2" draw:layer="layout" svg:width="1.397cm" svg:height="0.525cm" svg:x="0.52cm" svg:y="2.799cm">
          <text:p text:style-name="P1"><text:span text:style-name="T1">5.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1.397cm" svg:height="0.526cm" svg:x="0.631cm" svg:y="3.666cm">
          <text:p text:style-name="P1"><text:span text:style-name="T1">5.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.397cm" svg:height="0.498cm" svg:x="4.794cm" svg:y="3.554cm">
          <text:p text:style-name="P1"><text:span text:style-name="T1">5.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.397cm" svg:height="0.498cm" svg:x="0.492cm" svg:y="4.196cm">
          <text:p text:style-name="P1"><text:span text:style-name="T1">5.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.397cm" svg:height="0.498cm" svg:x="0.492cm" svg:y="4.796cm">
          <text:p text:style-name="P1"><text:span text:style-name="T1">5.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.397cm" svg:height="0.498cm" svg:x="0.492cm" svg:y="5.396cm">
          <text:p text:style-name="P1"><text:span text:style-name="T1">5.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.397cm" svg:height="0.498cm" svg:x="12.871cm" svg:y="3.61cm">
          <text:p text:style-name="P1"><text:span text:style-name="T1">5.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9" draw:text-style-name="P2" draw:layer="layout" svg:width="1.397cm" svg:height="0.508cm" svg:x="4.383cm" svg:y="2.855cm">
            <text:p text:style-name="P1"><text:span text:style-name="T1">5.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" draw:text-style-name="P2" draw:layer="layout" svg:width="0.777cm" svg:height="0.513cm" draw:transform="skewX (-0.00383972435438752) rotate (-1.58615522421245) translate (4.64995849093106cm 2.83017702609334cm)" svg:viewBox="0 0 778 514" draw:points="107,514 238,352 0,228 82,89 307,218 323,0 778,511 775,508">
            <text:p/>
          </draw:polygon>
        </draw:g>
        <draw:frame draw:style-name="gr12" draw:text-style-name="P1" draw:layer="layout" svg:width="6.024cm" svg:height="8.801cm" svg:x="22.355cm" svg:y="10.94cm">
          <draw:image xlink:href="Pictures/10000201000003D10000015E609D96F8F33FBC61.png" xlink:type="simple" xlink:show="embed" xlink:actuate="onLoad">
            <text:p/>
          </draw:image>
        </draw:frame>
        <draw:custom-shape draw:style-name="gr1" draw:text-style-name="P2" draw:layer="layout" svg:width="1.397cm" svg:height="0.525cm" svg:x="22.623cm" svg:y="11.518cm">
          <text:p text:style-name="P1"><text:span text:style-name="T1">5.4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" draw:text-style-name="P2" draw:layer="layout" svg:width="1.397cm" svg:height="0.467cm" svg:x="26.595cm" svg:y="14.479cm">
            <text:p text:style-name="P1"><text:span text:style-name="T1">5.2</text:span><text:span text:style-name="T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" draw:text-style-name="P2" draw:layer="layout" svg:width="0.714cm" svg:height="0.513cm" draw:transform="skewX (0.00645771823237902) rotate (-1.55404116597575) translate (26.849990732759cm 14.2537379162733cm)" svg:viewBox="0 0 715 514" draw:points="617,514 497,352 715,228 640,89 433,218 418,0 0,511 3,508">
            <text:p/>
          </draw:polygon>
        </draw:g>
      </draw:page>
      <draw:page draw:name="page6" draw:style-name="dp1" draw:master-page-name="Default">
        <draw:g>
          <draw:frame draw:style-name="gr2" draw:text-style-name="P1" draw:layer="layout" svg:width="19.64cm" svg:height="11.24cm" svg:x="3.244cm" svg:y="3.136cm">
            <draw:image xlink:href="Pictures/100002010000030D000001BF1688EB13FF7FFE46.png" xlink:type="simple" xlink:show="embed" xlink:actuate="onLoad">
              <text:p/>
            </draw:image>
          </draw:frame>
          <draw:frame draw:style-name="gr13" draw:text-style-name="P1" draw:layer="layout" svg:width="10.825cm" svg:height="11.24cm" svg:x="12.059cm" svg:y="3.136cm">
            <draw:image xlink:href="Pictures/100002010000030D000001BFE2347FD5F0650F07.png" xlink:type="simple" xlink:show="embed" xlink:actuate="onLoad">
              <text:p/>
            </draw:image>
          </draw:frame>
        </draw:g>
        <draw:custom-shape draw:style-name="gr1" draw:text-style-name="P2" draw:layer="layout" svg:width="1.397cm" svg:height="0.525cm" svg:x="2.145cm" svg:y="5.18cm">
          <text:p text:style-name="P1"><text:span text:style-name="T1">6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1.773cm" svg:y="6.447cm">
          <text:p text:style-name="P1"><text:span text:style-name="T1">6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5.784cm" svg:y="6.945cm">
          <text:p text:style-name="P1"><text:span text:style-name="T1">6.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1.893cm" svg:y="7.412cm">
          <text:p text:style-name="P1"><text:span text:style-name="T1">6.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21.739cm" svg:y="7.919cm">
          <text:p text:style-name="P1"><text:span text:style-name="T1">6.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1.805cm" svg:y="8.397cm">
          <text:p text:style-name="P1"><text:span text:style-name="T1">6.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9" draw:text-style-name="P2" draw:layer="layout" svg:width="1.397cm" svg:height="0.508cm" svg:x="8.963cm" svg:y="5.448cm">
            <text:p text:style-name="P1"><text:span text:style-name="T1">6.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" draw:text-style-name="P2" draw:layer="layout" svg:width="0.777cm" svg:height="0.513cm" draw:transform="skewX (0.00349065850398866) rotate (-1.55508836352695) translate (9.21784849500651cm 5.20275849770439cm)" svg:viewBox="0 0 778 514" draw:points="671,514 540,352 778,228 696,89 471,218 455,0 0,511 3,508">
            <text:p/>
          </draw:polygon>
        </draw:g>
        <draw:frame draw:style-name="gr3" draw:text-style-name="P3" draw:layer="layout" svg:width="6.462cm" svg:height="2.992cm" svg:x="6.967cm" svg:y="16.314cm">
          <draw:image xlink:href="Pictures/10000201000001010000007796EEF248938224DD.png" xlink:type="simple" xlink:show="embed" xlink:actuate="onLoad">
            <text:p/>
          </draw:image>
        </draw:frame>
        <draw:frame draw:style-name="gr3" draw:text-style-name="P3" draw:layer="layout" svg:width="6.009cm" svg:height="2.992cm" svg:x="13.887cm" svg:y="16.314cm">
          <draw:image xlink:href="Pictures/10000201000000EF0000007781AF809FC6E5814B.png" xlink:type="simple" xlink:show="embed" xlink:actuate="onLoad">
            <text:p/>
          </draw:image>
        </draw:frame>
        <draw:custom-shape draw:style-name="gr1" draw:text-style-name="P2" draw:layer="layout" svg:width="1.397cm" svg:height="0.525cm" svg:x="10.023cm" svg:y="17.57cm">
          <text:p text:style-name="P1"><text:span text:style-name="T1">6.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6.976cm" svg:y="17.57cm">
          <text:p text:style-name="P1"><text:span text:style-name="T1">6.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0.736cm" svg:y="4.709cm">
          <text:p text:style-name="P1"><text:span text:style-name="T1">6.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3.188cm" svg:y="4.709cm">
          <text:p text:style-name="P1"><text:span text:style-name="T1">6.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6.566cm" svg:y="8.984cm">
          <text:p text:style-name="P1"><text:span text:style-name="T1">6.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1.512cm" svg:y="5.778cm">
          <text:p text:style-name="P1"><text:span text:style-name="T1">6.19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frame draw:style-name="gr3" draw:text-style-name="P3" draw:layer="layout" svg:width="24.745cm" svg:height="9.329cm" svg:x="2.594cm" svg:y="3.207cm">
          <draw:image xlink:href="Pictures/10000201000003D80000017333396662C9FFD8A3.png" xlink:type="simple" xlink:show="embed" xlink:actuate="onLoad">
            <text:p/>
          </draw:image>
        </draw:frame>
        <draw:frame draw:style-name="gr3" draw:text-style-name="P3" draw:layer="layout" svg:width="24.745cm" svg:height="9.329cm" svg:x="1.709cm" svg:y="1.431cm">
          <draw:image xlink:href="Pictures/10000201000003D800000173D9B1822AF7538CE7.png" xlink:type="simple" xlink:show="embed" xlink:actuate="onLoad">
            <text:p/>
          </draw:image>
        </draw:frame>
        <draw:custom-shape draw:style-name="gr1" draw:text-style-name="P2" draw:layer="layout" svg:width="1.397cm" svg:height="0.525cm" svg:x="11.332cm" svg:y="2.736cm">
          <text:p text:style-name="P1"><text:span text:style-name="T1">7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1.332cm" svg:y="3.236cm">
          <text:p text:style-name="P1"><text:span text:style-name="T1">7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1.332cm" svg:y="3.736cm">
          <text:p text:style-name="P1"><text:span text:style-name="T1">7.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1.332cm" svg:y="4.236cm">
          <text:p text:style-name="P1"><text:span text:style-name="T1">7.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1.332cm" svg:y="4.736cm">
          <text:p text:style-name="P1"><text:span text:style-name="T1">7.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11.353cm" svg:y="5.236cm">
          <text:p text:style-name="P1"><text:span text:style-name="T1">7.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11.353cm" svg:y="5.736cm">
          <text:p text:style-name="P1"><text:span text:style-name="T1">7.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11.353cm" svg:y="6.236cm">
          <text:p text:style-name="P1"><text:span text:style-name="T1">7.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11.353cm" svg:y="6.736cm">
          <text:p text:style-name="P1"><text:span text:style-name="T1">7.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11.353cm" svg:y="7.236cm">
          <text:p text:style-name="P1"><text:span text:style-name="T1">7.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4.563cm" svg:y="2.943cm">
          <text:p text:style-name="P1"><text:span text:style-name="T1">7.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1.1cm" svg:y="11.971cm">
          <text:p text:style-name="P1"><text:span text:style-name="T1">7.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3" draw:layer="layout" svg:width="13.114cm" svg:height="5.776cm" svg:x="1.231cm" svg:y="14.074cm">
          <draw:image xlink:href="Pictures/10000201000003D8000001734BD5472ECB32A86B.png" xlink:type="simple" xlink:show="embed" xlink:actuate="onLoad">
            <text:p/>
          </draw:image>
        </draw:frame>
        <draw:frame draw:style-name="gr16" draw:text-style-name="P3" draw:layer="layout" svg:width="13.171cm" svg:height="5.581cm" svg:x="5.644cm" svg:y="13.285cm">
          <draw:image xlink:href="Pictures/10000201000003D800000173A950389D3D683C2C.png" xlink:type="simple" xlink:show="embed" xlink:actuate="onLoad">
            <text:p/>
          </draw:image>
        </draw:frame>
        <draw:frame draw:style-name="gr17" draw:text-style-name="P3" draw:layer="layout" svg:width="11.84cm" svg:height="5.019cm" svg:x="12.004cm" svg:y="12.929cm">
          <draw:image xlink:href="Pictures/10000201000003D800000173B6A92291E34F3237.png" xlink:type="simple" xlink:show="embed" xlink:actuate="onLoad">
            <text:p/>
          </draw:image>
        </draw:frame>
        <draw:frame draw:style-name="gr18" draw:text-style-name="P3" draw:layer="layout" svg:width="7.106cm" svg:height="7.504cm" svg:x="20.29cm" svg:y="4.499cm">
          <draw:image xlink:href="Pictures/10000201000003D80000017356040A67A88591A0.png" xlink:type="simple" xlink:show="embed" xlink:actuate="onLoad">
            <text:p/>
          </draw:image>
        </draw:frame>
        <draw:custom-shape draw:style-name="gr14" draw:text-style-name="P2" draw:layer="layout" svg:width="1.376cm" svg:height="0.525cm" svg:x="14.325cm" svg:y="19.249cm">
          <text:p text:style-name="P1"><text:span text:style-name="T1">7.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18.645cm" svg:y="18.243cm">
          <text:p text:style-name="P1"><text:span text:style-name="T1">7.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23.645cm" svg:y="17.325cm">
          <text:p text:style-name="P1"><text:span text:style-name="T1">7.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27.324cm" svg:y="11.436cm">
          <text:p text:style-name="P1"><text:span text:style-name="T1">7.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23.182cm" svg:y="9.986cm">
          <text:p text:style-name="P1"><text:span text:style-name="T1">7.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23.152cm" svg:y="4.927cm">
          <text:p text:style-name="P1"><text:span text:style-name="T1">7.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" draw:text-style-name="P2" draw:layer="layout" svg:width="1.397cm" svg:height="0.467cm" svg:x="8.247cm" svg:y="4.59cm">
            <text:p text:style-name="P1"><text:span text:style-name="T1">7.1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" draw:text-style-name="P2" draw:layer="layout" svg:width="0.714cm" svg:height="0.513cm" draw:transform="skewX (0.00645771823237902) rotate (-1.55404116597575) translate (8.50199073275896cm 4.36473791627331cm)" svg:viewBox="0 0 715 514" draw:points="617,514 497,352 715,228 640,89 433,218 418,0 0,511 3,508">
            <text:p/>
          </draw:polygon>
        </draw:g>
      </draw:page>
      <draw:page draw:name="page8" draw:style-name="dp1" draw:master-page-name="Default">
        <draw:frame draw:style-name="gr2" draw:text-style-name="P1" draw:layer="layout" svg:width="20.093cm" svg:height="12.246cm" svg:x="1.728cm" svg:y="1.688cm">
          <draw:image xlink:href="Pictures/100002010000031F000001E74BBFEEC7A2587DC1.png" xlink:type="simple" xlink:show="embed" xlink:actuate="onLoad">
            <text:p/>
          </draw:image>
        </draw:frame>
        <draw:custom-shape draw:style-name="gr1" draw:text-style-name="P2" draw:layer="layout" svg:width="1.397cm" svg:height="0.525cm" svg:x="12.177cm" svg:y="2.623cm">
          <text:p text:style-name="P1"><text:span text:style-name="T1">8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8.889cm" svg:y="3.568cm">
          <text:p text:style-name="P1"><text:span text:style-name="T1">8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7.244cm" svg:y="4.203cm">
          <text:p text:style-name="P1"><text:span text:style-name="T1">8.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4.014cm" svg:y="5.367cm">
          <text:p text:style-name="P1"><text:span text:style-name="T1">8.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4.014cm" svg:y="5.887cm">
          <text:p text:style-name="P1"><text:span text:style-name="T1">8.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4.035cm" svg:y="6.406cm">
          <text:p text:style-name="P1"><text:span text:style-name="T1">8.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4.035cm" svg:y="6.906cm">
          <text:p text:style-name="P1"><text:span text:style-name="T1">8.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4.016cm" svg:y="8.403cm">
          <text:p text:style-name="P1"><text:span text:style-name="T1">8.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4.016cm" svg:y="8.903cm">
          <text:p text:style-name="P1"><text:span text:style-name="T1">8.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3.997cm" svg:y="9.425cm">
          <text:p text:style-name="P1"><text:span text:style-name="T1">8.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4.055cm" svg:y="9.951cm">
          <text:p text:style-name="P1"><text:span text:style-name="T1">8.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4.055cm" svg:y="10.609cm">
          <text:p text:style-name="P1"><text:span text:style-name="T1">8.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4.074cm" svg:y="11.325cm">
          <text:p text:style-name="P1"><text:span text:style-name="T1">8.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4.132cm" svg:y="11.964cm">
          <text:p text:style-name="P1"><text:span text:style-name="T1">8.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4.094cm" svg:y="12.853cm">
          <text:p text:style-name="P1"><text:span text:style-name="T1">8.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3" draw:layer="layout" svg:width="9.584cm" svg:height="2.766cm" svg:x="13.413cm" svg:y="14.418cm">
          <draw:image xlink:href="Pictures/100002010000038D000001FA8583C02730557DB7.png" xlink:type="simple" xlink:show="embed" xlink:actuate="onLoad">
            <text:p/>
          </draw:image>
        </draw:frame>
        <draw:frame draw:style-name="gr20" draw:text-style-name="P3" draw:layer="layout" svg:width="3.017cm" svg:height="2.234cm" svg:x="14.195cm" svg:y="17.072cm">
          <draw:image xlink:href="Pictures/100002010000038D000001FA6AC8FBBC63930D7C.png" xlink:type="simple" xlink:show="embed" xlink:actuate="onLoad">
            <text:p/>
          </draw:image>
        </draw:frame>
        <draw:custom-shape draw:style-name="gr14" draw:text-style-name="P2" draw:layer="layout" svg:width="1.376cm" svg:height="0.525cm" svg:x="12.533cm" svg:y="15.086cm">
          <text:p text:style-name="P1"><text:span text:style-name="T1">8.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12.533cm" svg:y="15.586cm">
          <text:p text:style-name="P1"><text:span text:style-name="T1">8.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12.533cm" svg:y="16.086cm">
          <text:p text:style-name="P1"><text:span text:style-name="T1">8.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12.533cm" svg:y="17.886cm">
          <text:p text:style-name="P1"><text:span text:style-name="T1">8.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12.533cm" svg:y="18.386cm">
          <text:p text:style-name="P1"><text:span text:style-name="T1">8.21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9" draw:style-name="dp1" draw:master-page-name="Default">
        <draw:frame draw:style-name="gr2" draw:text-style-name="P1" draw:layer="layout" svg:width="14.208cm" svg:height="9.354cm" svg:x="2.008cm" svg:y="1.98cm">
          <draw:image xlink:href="Pictures/10000201000002350000017465F79057301989A8.png" xlink:type="simple" xlink:show="embed" xlink:actuate="onLoad">
            <text:p/>
          </draw:image>
        </draw:frame>
        <draw:custom-shape draw:style-name="gr1" draw:text-style-name="P2" draw:layer="layout" svg:width="1.397cm" svg:height="0.525cm" svg:x="4.139cm" svg:y="3.813cm">
          <text:p text:style-name="P1"><text:span text:style-name="T1">9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4.139cm" svg:y="4.313cm">
          <text:p text:style-name="P1"><text:span text:style-name="T1">9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4.139cm" svg:y="4.813cm">
          <text:p text:style-name="P1"><text:span text:style-name="T1">9.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4.139cm" svg:y="5.413cm">
          <text:p text:style-name="P1"><text:span text:style-name="T1">9.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4.139cm" svg:y="6.013cm">
          <text:p text:style-name="P1"><text:span text:style-name="T1">9.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4.229cm" svg:y="7.045cm">
          <text:p text:style-name="P1"><text:span text:style-name="T1">9.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3" draw:layer="layout" svg:width="8.173cm" svg:height="4.071cm" svg:x="20.077cm" svg:y="1.754cm">
          <draw:image xlink:href="Pictures/10000201000002BD00000235E5F6748A6BB048F1.png" xlink:type="simple" xlink:show="embed" xlink:actuate="onLoad">
            <text:p/>
          </draw:image>
        </draw:frame>
        <draw:custom-shape draw:style-name="gr14" draw:text-style-name="P2" draw:layer="layout" svg:width="1.376cm" svg:height="0.525cm" svg:x="19.187cm" svg:y="3.907cm">
          <text:p text:style-name="P1"><text:span text:style-name="T1">9.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3" draw:layer="layout" svg:width="8.283cm" svg:height="1.035cm" svg:x="20.03cm" svg:y="6.124cm">
          <draw:image xlink:href="Pictures/10000201000002AF0000022256BB574E5E284C83.png" xlink:type="simple" xlink:show="embed" xlink:actuate="onLoad">
            <text:p/>
          </draw:image>
        </draw:frame>
        <draw:custom-shape draw:style-name="gr14" draw:text-style-name="P2" draw:layer="layout" svg:width="1.376cm" svg:height="0.525cm" svg:x="19.196cm" svg:y="4.485cm">
          <text:p text:style-name="P1"><text:span text:style-name="T1">9.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19.212cm" svg:y="6.372cm">
          <text:p text:style-name="P1"><text:span text:style-name="T1">9.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7.748cm" svg:y="3.852cm">
          <text:p text:style-name="P1"><text:span text:style-name="T1">9.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7.72cm" svg:y="7.163cm">
          <text:p text:style-name="P1"><text:span text:style-name="T1">9.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8.268cm" svg:y="13.064cm">
          <text:p text:style-name="P1"><text:span text:style-name="T1">9.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8.268cm" svg:y="13.764cm">
          <text:p text:style-name="P1"><text:span text:style-name="T1">9.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8.268cm" svg:y="14.564cm">
          <text:p text:style-name="P1"><text:span text:style-name="T1">9.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8.268cm" svg:y="15.364cm">
          <text:p text:style-name="P1"><text:span text:style-name="T1">9.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8.318cm" svg:y="16.057cm">
          <text:p text:style-name="P1"><text:span text:style-name="T1">9.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3.034cm" svg:height="2.254cm" svg:x="12.659cm" svg:y="13.881cm">
          <draw:image xlink:href="Pictures/10000201000002AF000002227D8BD06E73C12CF8.png" xlink:type="simple" xlink:show="embed" xlink:actuate="onLoad">
            <text:p/>
          </draw:image>
        </draw:frame>
        <draw:custom-shape draw:style-name="gr14" draw:text-style-name="P2" draw:layer="layout" svg:width="1.376cm" svg:height="0.525cm" svg:x="15.395cm" svg:y="14.938cm">
          <text:p text:style-name="P1"><text:span text:style-name="T1">9.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15.395cm" svg:y="15.438cm">
          <text:p text:style-name="P1"><text:span text:style-name="T1">9.18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0" draw:style-name="dp1" draw:master-page-name="Default">
        <draw:frame draw:style-name="gr24" draw:text-style-name="P3" draw:layer="layout" svg:width="15.415cm" svg:height="9.178cm" svg:x="2.748cm" svg:y="1.887cm">
          <draw:image xlink:href="Pictures/1000020100000265000001C6EE84A1278D24FC74.png" xlink:type="simple" xlink:show="embed" xlink:actuate="onLoad">
            <text:p/>
          </draw:image>
        </draw:frame>
        <draw:frame draw:style-name="gr25" draw:text-style-name="P3" draw:layer="layout" svg:width="8.75cm" svg:height="2.235cm" svg:x="18.021cm" svg:y="8.83cm">
          <draw:image xlink:href="Pictures/100002010000017D00000226A5EB269B6E4D9FE1.png" xlink:type="simple" xlink:show="embed" xlink:actuate="onLoad">
            <text:p/>
          </draw:image>
        </draw:frame>
        <draw:custom-shape draw:style-name="gr1" draw:text-style-name="P2" draw:layer="layout" svg:width="1.397cm" svg:height="0.525cm" svg:x="1.195cm" svg:y="2.715cm">
          <text:p text:style-name="P1"><text:span text:style-name="T1">10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.195cm" svg:y="3.215cm">
          <text:p text:style-name="P1"><text:span text:style-name="T1">10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.195cm" svg:y="3.715cm">
          <text:p text:style-name="P1"><text:span text:style-name="T1">10.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.195cm" svg:y="4.215cm">
          <text:p text:style-name="P1"><text:span text:style-name="T1">10.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.195cm" svg:y="4.715cm">
          <text:p text:style-name="P1"><text:span text:style-name="T1">10.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1.185cm" svg:y="5.247cm">
          <text:p text:style-name="P1"><text:span text:style-name="T1">10.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1.185cm" svg:y="5.947cm">
          <text:p text:style-name="P1"><text:span text:style-name="T1">10.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1.185cm" svg:y="7.347cm">
          <text:p text:style-name="P1"><text:span text:style-name="T1">10.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2.396cm" svg:y="8.683cm">
          <text:p text:style-name="P1"><text:span text:style-name="T1">10.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13.892cm" svg:y="8.667cm">
          <text:p text:style-name="P1"><text:span text:style-name="T1">10.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16.422cm" svg:y="8.667cm">
          <text:p text:style-name="P1"><text:span text:style-name="T1">10.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22.567cm" svg:y="8.657cm">
          <text:p text:style-name="P1"><text:span text:style-name="T1">10.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24.532cm" svg:y="8.641cm">
          <text:p text:style-name="P1"><text:span text:style-name="T1">10.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3" draw:layer="layout" svg:width="9.68cm" svg:height="4.576cm" svg:x="19.02cm" svg:y="1.458cm">
          <draw:image xlink:href="Pictures/10000201000002A60000013E14F4650D7D5CEA3F.png" xlink:type="simple" xlink:show="embed" xlink:actuate="onLoad">
            <text:p/>
          </draw:image>
        </draw:frame>
        <draw:frame draw:style-name="gr27" draw:text-style-name="P3" draw:layer="layout" svg:width="15.616cm" svg:height="2.49cm" svg:x="2.239cm" svg:y="11.694cm">
          <draw:image xlink:href="Pictures/10000201000003D8000002B8CC79ACA96BA19FF1.png" xlink:type="simple" xlink:show="embed" xlink:actuate="onLoad">
            <text:p/>
          </draw:image>
        </draw:frame>
        <draw:frame draw:style-name="gr28" draw:text-style-name="P3" draw:layer="layout" svg:width="13.252cm" svg:height="2.088cm" svg:x="14.562cm" svg:y="14.435cm">
          <draw:image xlink:href="Pictures/10000201000003D6000002B7F554D22CFC920B12.png" xlink:type="simple" xlink:show="embed" xlink:actuate="onLoad">
            <text:p/>
          </draw:image>
        </draw:frame>
        <draw:custom-shape draw:style-name="gr14" draw:text-style-name="P2" draw:layer="layout" svg:width="1.376cm" svg:height="0.525cm" svg:x="1cm" svg:y="11.711cm">
          <text:p text:style-name="P1"><text:span text:style-name="T1">10.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1cm" svg:y="12.211cm">
          <text:p text:style-name="P1"><text:span text:style-name="T1">10.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1cm" svg:y="12.711cm">
          <text:p text:style-name="P1"><text:span text:style-name="T1">10.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1cm" svg:y="13.211cm">
          <text:p text:style-name="P1"><text:span text:style-name="T1">10.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1cm" svg:y="13.711cm">
          <text:p text:style-name="P1"><text:span text:style-name="T1">10.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13.574cm" svg:y="15.449cm">
          <text:p text:style-name="P1"><text:span text:style-name="T1">10.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13.574cm" svg:y="15.949cm">
          <text:p text:style-name="P1"><text:span text:style-name="T1">10.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3" draw:layer="layout" svg:width="13.201cm" svg:height="1.206cm" svg:x="14.587cm" svg:y="16.548cm">
          <draw:image xlink:href="Pictures/10000201000003D8000002B8D4D2CE2B8E35BBE7.png" xlink:type="simple" xlink:show="embed" xlink:actuate="onLoad">
            <text:p/>
          </draw:image>
        </draw:frame>
        <draw:custom-shape draw:style-name="gr14" draw:text-style-name="P2" draw:layer="layout" svg:width="1.376cm" svg:height="0.525cm" svg:x="13.574cm" svg:y="16.749cm">
          <text:p text:style-name="P1"><text:span text:style-name="T1">10.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4.288cm" svg:height="1.143cm" svg:x="9.242cm" svg:y="15.45cm">
          <draw:text-box>
            <text:p><text:span text:style-name="T2">Leela </text:span><text:span text:style-name="T2">uses </text:span><text:span text:style-name="T2">those, </text:span><text:span text:style-name="T2">when </text:span><text:span text:style-name="T2">goban </text:span><text:span text:style-name="T2">size in </text:span><text:span text:style-name="T2">not </text:span><text:span text:style-name="T2">19x19</text:span></text:p>
          </draw:text-box>
        </draw:frame>
        <draw:frame draw:style-name="gr4" draw:text-style-name="P4" draw:layer="layout" svg:width="1.628cm" svg:height="1.046cm" svg:x="12.154cm" svg:y="16.458cm">
          <draw:text-box>
            <text:p><text:span text:style-name="T2">Gnugo</text:span></text:p>
          </draw:text-box>
        </draw:frame>
        <draw:custom-shape draw:style-name="gr14" draw:text-style-name="P2" draw:layer="layout" svg:width="1.376cm" svg:height="0.525cm" svg:x="17.819cm" svg:y="1.418cm">
          <text:p text:style-name="P1"><text:span text:style-name="T1">10.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17.809cm" svg:y="1.887cm">
          <text:p text:style-name="P1"><text:span text:style-name="T1">10.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17.819cm" svg:y="2.81cm">
          <text:p text:style-name="P1"><text:span text:style-name="T1">10.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17.82cm" svg:y="3.272cm">
          <text:p text:style-name="P1"><text:span text:style-name="T1">10.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25.893cm" svg:y="5.887cm">
          <text:p text:style-name="P1"><text:span text:style-name="T1">10.26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1" draw:style-name="dp1" draw:master-page-name="Default">
        <draw:frame draw:style-name="gr3" draw:text-style-name="P3" draw:layer="layout" svg:width="13.277cm" svg:height="12.171cm" svg:x="3.321cm" svg:y="1.584cm">
          <draw:image xlink:href="Pictures/1000020100000210000001E4896264E45CE44BE0.png" xlink:type="simple" xlink:show="embed" xlink:actuate="onLoad">
            <text:p/>
          </draw:image>
        </draw:frame>
        <draw:frame draw:style-name="gr3" draw:text-style-name="P3" draw:layer="layout" svg:width="13.277cm" svg:height="12.171cm" svg:x="13.178cm" svg:y="2.514cm">
          <draw:image xlink:href="Pictures/1000020100000210000001E40B8DBBDD70573F3C.png" xlink:type="simple" xlink:show="embed" xlink:actuate="onLoad">
            <text:p/>
          </draw:image>
        </draw:frame>
        <draw:custom-shape draw:style-name="gr1" draw:text-style-name="P2" draw:layer="layout" svg:width="1.397cm" svg:height="0.525cm" svg:x="2.076cm" svg:y="2.539cm">
          <text:p text:style-name="P1"><text:span text:style-name="T1">11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2.025cm" svg:y="3.818cm">
          <text:p text:style-name="P1"><text:span text:style-name="T1">11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2.05cm" svg:y="5.049cm">
          <text:p text:style-name="P1"><text:span text:style-name="T1">11.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2.1cm" svg:y="6.177cm">
          <text:p text:style-name="P1"><text:span text:style-name="T1">11.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2.05cm" svg:y="7.205cm">
          <text:p text:style-name="P1"><text:span text:style-name="T1">11.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2.065cm" svg:y="8.214cm">
          <text:p text:style-name="P1"><text:span text:style-name="T1">11.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2.115cm" svg:y="9.141cm">
          <text:p text:style-name="P1"><text:span text:style-name="T1">11.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2.116cm" svg:y="10.113cm">
          <text:p text:style-name="P1"><text:span text:style-name="T1">11.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16.501cm" svg:y="6.542cm">
          <text:p text:style-name="P1"><text:span text:style-name="T1">11.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8.373cm" svg:height="3.092cm" svg:x="3.056cm" svg:y="15.253cm">
          <draw:image xlink:href="Pictures/100002010000014D0000007BDCB03AEFD4CB4A30.png" xlink:type="simple" xlink:show="embed" xlink:actuate="onLoad">
            <text:p/>
          </draw:image>
        </draw:frame>
        <draw:frame draw:style-name="gr3" draw:text-style-name="P3" draw:layer="layout" svg:width="7.116cm" svg:height="2.992cm" svg:x="12.437cm" svg:y="15.177cm">
          <draw:image xlink:href="Pictures/100002010000011B000000775C48348E2AAD364E.png" xlink:type="simple" xlink:show="embed" xlink:actuate="onLoad">
            <text:p/>
          </draw:image>
        </draw:frame>
        <draw:custom-shape draw:style-name="gr14" draw:text-style-name="P2" draw:layer="layout" svg:width="1.376cm" svg:height="0.525cm" svg:x="2.921cm" svg:y="16.069cm">
          <text:p text:style-name="P1"><text:span text:style-name="T1">10.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376cm" svg:height="0.525cm" svg:x="12.326cm" svg:y="15.969cm">
          <text:p text:style-name="P1"><text:span text:style-name="T1">10.11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2" draw:style-name="dp1" draw:master-page-name="Default">
        <draw:frame draw:style-name="gr2" draw:text-style-name="P1" draw:layer="layout" svg:width="15.717cm" svg:height="13.982cm" svg:x="2.83cm" svg:y="3.124cm">
          <draw:image xlink:href="Pictures/10000201000002710000022C4491883C70F18C08.png" xlink:type="simple" xlink:show="embed" xlink:actuate="onLoad">
            <text:p/>
          </draw:image>
        </draw:frame>
        <draw:frame draw:style-name="gr2" draw:text-style-name="P1" draw:layer="layout" svg:width="15.717cm" svg:height="13.982cm" svg:x="10.911cm" svg:y="3.191cm">
          <draw:image xlink:href="Pictures/10000201000002710000022C8FE0DC536B0CFD1F.png" xlink:type="simple" xlink:show="embed" xlink:actuate="onLoad">
            <text:p/>
          </draw:image>
        </draw:frame>
        <draw:frame draw:style-name="gr2" draw:text-style-name="P1" draw:layer="layout" svg:width="15.717cm" svg:height="13.982cm" svg:x="19.031cm" svg:y="3.126cm">
          <draw:image xlink:href="Pictures/10000201000002710000022C42BAEC4D7330A8B9.png" xlink:type="simple" xlink:show="embed" xlink:actuate="onLoad">
            <text:p/>
          </draw:image>
        </draw:frame>
        <draw:custom-shape draw:style-name="gr1" draw:text-style-name="P2" draw:layer="layout" svg:width="1.397cm" svg:height="0.525cm" svg:x="1.32cm" svg:y="3.883cm">
          <text:p text:style-name="P1"><text:span text:style-name="T1">12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.271cm" svg:y="5.751cm">
          <text:p text:style-name="P1"><text:span text:style-name="T1">12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5.848cm" svg:y="4.49cm">
          <text:p text:style-name="P1"><text:span text:style-name="T1">12.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.321cm" svg:y="6.748cm">
          <text:p text:style-name="P1"><text:span text:style-name="T1">12.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.321cm" svg:y="7.248cm">
          <text:p text:style-name="P1"><text:span text:style-name="T1">12.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.321cm" svg:y="7.748cm">
          <text:p text:style-name="P1"><text:span text:style-name="T1">12.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1.321cm" svg:y="8.248cm">
          <text:p text:style-name="P1"><text:span text:style-name="T1">12.7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9" draw:text-style-name="P2" draw:layer="layout" svg:width="1.397cm" svg:height="0.508cm" svg:x="8.788cm" svg:y="4.812cm">
            <text:p text:style-name="P1"><text:span text:style-name="T1">12.1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" draw:text-style-name="P2" draw:layer="layout" svg:width="0.777cm" svg:height="0.513cm" draw:transform="skewX (0.00349065850398866) rotate (-1.55508836352695) translate (9.04284849500651cm 4.56675849770439cm)" svg:viewBox="0 0 778 514" draw:points="671,514 540,352 778,228 696,89 471,218 455,0 0,511 3,508">
            <text:p/>
          </draw:polygon>
        </draw:g>
        <draw:custom-shape draw:style-name="gr1" draw:text-style-name="P2" draw:layer="layout" svg:width="1.397cm" svg:height="0.525cm" svg:x="13.948cm" svg:y="4.494cm">
          <text:p text:style-name="P1"><text:span text:style-name="T1">12.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21.995cm" svg:y="4.457cm">
          <text:p text:style-name="P1"><text:span text:style-name="T1">12.9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9" draw:text-style-name="P2" draw:layer="layout" svg:width="1.397cm" svg:height="0.508cm" svg:x="24.012cm" svg:y="5.051cm">
            <text:p text:style-name="P1"><text:span text:style-name="T1">12.1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" draw:text-style-name="P2" draw:layer="layout" svg:width="0.777cm" svg:height="0.513cm" draw:transform="skewX (0.00349065850398866) rotate (-1.55508836352695) translate (24.2668484950065cm 4.80575849770439cm)" svg:viewBox="0 0 778 514" draw:points="671,514 540,352 778,228 696,89 471,218 455,0 0,511 3,508">
            <text:p/>
          </draw:polygon>
        </draw:g>
        <draw:g>
          <draw:custom-shape draw:style-name="gr9" draw:text-style-name="P2" draw:layer="layout" svg:width="1.397cm" svg:height="0.508cm" svg:x="26.27cm" svg:y="4.936cm">
            <text:p text:style-name="P1"><text:span text:style-name="T1">12.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" draw:text-style-name="P2" draw:layer="layout" svg:width="0.777cm" svg:height="0.513cm" draw:transform="skewX (0.00349065850398866) rotate (-1.55508836352695) translate (26.5248484950065cm 4.69075849770439cm)" svg:viewBox="0 0 778 514" draw:points="671,514 540,352 778,228 696,89 471,218 455,0 0,511 3,508">
            <text:p/>
          </draw:polygon>
        </draw:g>
        <draw:custom-shape draw:style-name="gr1" draw:text-style-name="P2" draw:layer="layout" svg:width="1.397cm" svg:height="0.525cm" svg:x="17.797cm" svg:y="8.41cm">
          <text:p text:style-name="P1"><text:span text:style-name="T1">12.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97cm" svg:height="0.525cm" svg:x="21.985cm" svg:y="3.703cm">
          <text:p text:style-name="P1"><text:span text:style-name="T1">12.14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1T20:07:51.752247249</meta:creation-date>
    <dc:date>2018-07-27T18:01:20.776006462</dc:date>
    <meta:editing-duration>PT1H42M44S</meta:editing-duration>
    <meta:editing-cycles>18</meta:editing-cycles>
    <meta:generator>LibreOffice/5.4.6.2$Linux_X86_64 LibreOffice_project/40m0$Build-2</meta:generator>
    <meta:document-statistic meta:object-count="264"/>
  </office:meta>
</office:document-meta>
</file>